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280937B42E5810C1D8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288cm" table:align="left" style:shadow="none"/>
    </style:style>
    <style:style style:name="Tabela1.A" style:family="table-column">
      <style:table-column-properties style:column-width="2.041cm"/>
    </style:style>
    <style:style style:name="Tabela1.F" style:family="table-column">
      <style:table-column-properties style:column-width="2.043cm"/>
    </style:style>
    <style:style style:name="Tabela1.1" style:family="table-row">
      <style:table-row-properties style:min-row-height="2.041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D3" style:family="table-cell">
      <style:table-cell-properties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3.489cm, 0.796cm, 3.424cm, 1.11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5"/>
        <table:table-column table:style-name="Tabela1.F"/>
        <table:table-column table:style-name="Tabela1.A"/>
        <table:table-row table:style-name="Tabela1.1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G1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<draw:frame draw:style-name="fr1" draw:name="Obraz1" text:anchor-type="paragraph" svg:x="0.908cm" svg:y="0.081cm" svg:width="12.28cm" svg:height="9.306cm" draw:z-index="0"><draw:image xlink:href="Pictures/100002010000028000000280937B42E5810C1D80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Gromko</meta:initial-creator>
    <meta:creation-date>2017-04-13T21:48:10.516755316</meta:creation-date>
    <dc:date>2017-04-13T23:17:29.438877305</dc:date>
    <dc:creator>Jan Gromko</dc:creator>
    <meta:editing-duration>PT13M8S</meta:editing-duration>
    <meta:editing-cycles>7</meta:editing-cycles>
    <meta:generator>LibreOffice/5.0.3.2$Linux_X86_64 LibreOffice_project/00m0$Build-2</meta:generator>
    <meta:document-statistic meta:table-count="1" meta:image-count="1" meta:object-count="0" meta:page-count="1" meta:paragraph-count="0" meta:word-count="0" meta:character-count="0" meta:non-whitespace-character-count="0"/>
  </office:meta>
</office:document-meta>
</file>